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able_20_Contents">
      <style:text-properties officeooo:rsid="0024409d" officeooo:paragraph-rsid="0024409d"/>
    </style:style>
    <style:style style:name="P7" style:family="paragraph" style:parent-style-name="Text_20_body">
      <style:text-properties officeooo:rsid="00106c69" officeooo:paragraph-rsid="00106c69"/>
    </style:style>
    <style:style style:name="P8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9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28f5b" style:font-size-asian="9pt" style:font-style-asian="italic" style:font-size-complex="9pt" style:font-style-complex="italic"/>
    </style:style>
    <style:style style:name="P14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47612" style:font-size-asian="9pt" style:font-style-asian="italic" style:font-size-complex="9pt" style:font-style-complex="italic"/>
    </style:style>
    <style:style style:name="P15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47612" officeooo:paragraph-rsid="00147612" style:font-size-asian="9pt" style:font-style-asian="italic" style:font-size-complex="9pt" style:font-style-complex="italic"/>
    </style:style>
    <style:style style:name="P16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da83b" officeooo:paragraph-rsid="001da83b" style:font-size-asian="9pt" style:font-style-asian="italic" style:font-size-complex="9pt" style:font-style-complex="italic"/>
    </style:style>
    <style:style style:name="P17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5147e" officeooo:paragraph-rsid="0015147e" style:font-size-asian="9pt" style:font-style-asian="italic" style:font-size-complex="9pt" style:font-style-complex="italic"/>
    </style:style>
    <style:style style:name="P18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normal" officeooo:rsid="001da83b" officeooo:paragraph-rsid="001da83b" style:font-size-asian="9pt" style:font-style-asian="normal" style:font-size-complex="9pt" style:font-style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3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4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5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26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7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28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fe10a" officeooo:paragraph-rsid="001fe10a" style:font-size-asian="10.5pt" style:font-size-complex="12pt"/>
    </style:style>
    <style:style style:name="P29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c99d5" officeooo:paragraph-rsid="0021d8c2" style:font-size-asian="8.75pt" style:font-style-asian="normal" style:font-size-complex="10pt" style:font-style-complex="normal"/>
    </style:style>
    <style:style style:name="P3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2" style:family="paragraph" style:parent-style-name="Heading_20_3" style:list-style-name=""/>
    <style:style style:name="P33" style:family="paragraph" style:parent-style-name="Heading_20_3">
      <style:text-properties officeooo:rsid="0015147e" officeooo:paragraph-rsid="0015147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36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37" style:family="paragraph" style:parent-style-name="Table_20_Contents">
      <style:text-properties officeooo:rsid="00246687" officeooo:paragraph-rsid="00246687"/>
    </style:style>
    <style:style style:name="T1" style:family="text">
      <style:text-properties officeooo:rsid="0024409d"/>
    </style:style>
    <style:style style:name="T2" style:family="text">
      <style:text-properties officeooo:rsid="001fe10a"/>
    </style:style>
    <style:style style:name="T3" style:family="text">
      <style:text-properties officeooo:rsid="00236c7e"/>
    </style:style>
    <style:style style:name="T4" style:family="text">
      <style:text-properties officeooo:rsid="00167cb8"/>
    </style:style>
    <style:style style:name="T5" style:family="text">
      <style:text-properties officeooo:rsid="001b8959"/>
    </style:style>
    <style:style style:name="T6" style:family="text">
      <style:text-properties officeooo:rsid="0012280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47612" style:font-style-asian="normal" style:font-style-complex="normal"/>
    </style:style>
    <style:style style:name="T9" style:family="text">
      <style:text-properties fo:font-style="normal" officeooo:rsid="0015147e" style:font-style-asian="normal" style:font-style-complex="normal"/>
    </style:style>
    <style:style style:name="T10" style:family="text">
      <style:text-properties fo:font-style="normal" officeooo:rsid="00167cb8" style:font-style-asian="normal" style:font-style-complex="normal"/>
    </style:style>
    <style:style style:name="T11" style:family="text">
      <style:text-properties fo:font-style="normal" officeooo:rsid="0017b2d4" style:font-style-asian="normal" style:font-style-complex="normal"/>
    </style:style>
    <style:style style:name="T12" style:family="text">
      <style:text-properties fo:font-style="normal" officeooo:rsid="0018a1d4" style:font-style-asian="normal" style:font-style-complex="normal"/>
    </style:style>
    <style:style style:name="T13" style:family="text">
      <style:text-properties fo:font-style="normal" officeooo:rsid="0019b61e" style:font-style-asian="normal" style:font-style-complex="normal"/>
    </style:style>
    <style:style style:name="T14" style:family="text">
      <style:text-properties fo:font-style="normal" officeooo:rsid="001b8959" style:font-style-asian="normal" style:font-style-complex="normal"/>
    </style:style>
    <style:style style:name="T15" style:family="text">
      <style:text-properties fo:font-style="normal" officeooo:rsid="001da83b" style:font-style-asian="normal" style:font-style-complex="normal"/>
    </style:style>
    <style:style style:name="T16" style:family="text">
      <style:text-properties fo:font-style="normal" officeooo:rsid="001fe10a" style:font-style-asian="normal" style:font-style-complex="normal"/>
    </style:style>
    <style:style style:name="T17" style:family="text">
      <style:text-properties officeooo:rsid="00147612"/>
    </style:style>
    <style:style style:name="T18" style:family="text">
      <style:text-properties officeooo:rsid="0015b863"/>
    </style:style>
    <style:style style:name="T19" style:family="text">
      <style:text-properties officeooo:rsid="0017b2d4"/>
    </style:style>
    <style:style style:name="T20" style:family="text">
      <style:text-properties officeooo:rsid="0018a1d4"/>
    </style:style>
    <style:style style:name="T21" style:family="text">
      <style:text-properties officeooo:rsid="0021d8c2"/>
    </style:style>
    <style:style style:name="T22" style:family="text">
      <style:text-properties officeooo:rsid="00224dd6"/>
    </style:style>
    <style:style style:name="T23" style:family="text">
      <style:text-properties officeooo:rsid="002466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E2Guardian V5 – Revised List Definition</text:p>
      <text:p text:style-name="P8"/>
      <text:p text:style-name="P8"/>
      <text:p text:style-name="P8"/>
      <text:p text:style-name="P8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1464_1358257363" text:style-name="Index_20_Link" text:visited-style-name="Index_20_Link">E2Guardian V5 – Revised List Definition<text:tab/>2</text:a></text:p>
          <text:p text:style-name="P31"><text:a xlink:type="simple" xlink:href="#__RefHeading___Toc1466_1358257363" text:style-name="Index_20_Link" text:visited-style-name="Index_20_Link">Introduction<text:tab/>2</text:a></text:p>
          <text:p text:style-name="P31"><text:a xlink:type="simple" xlink:href="#__RefHeading___Toc1468_1358257363" text:style-name="Index_20_Link" text:visited-style-name="Index_20_Link">List Definition<text:tab/>4</text:a></text:p>
          <text:p text:style-name="P31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8"/>
      <text:p text:style-name="P8"/>
      <text:p text:style-name="P8"/>
      <text:h text:style-name="P35" text:outline-level="1"/>
      <text:h text:style-name="P36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7">Version 5 has a completely revised model for defining and using lists. <text:s/>List definition is now separated from list application. These are no longer hard-coded, but mapped to an action using a storyboard function.</text:p>
      <text:p text:style-name="P7">So, for example, the following entries in <text:span text:style-name="T5">V4 </text:span>e2guardianf1.conf :</text:p>
      <text:p text:style-name="P10">exceptionsitelist = '/<text:span text:style-name="T22">etc</text:span>/<text:span text:style-name="T22">e2guardian</text:span>/lists/exceptionsitelist'</text:p>
      <text:p text:style-name="P10">exceptionurllist = '/<text:span text:style-name="T22">etc</text:span>/e2guardian/lists/exceptionurllist'</text:p>
      <text:p text:style-name="P10">exceptionregexpurllist = '/<text:span text:style-name="T22">etc/</text:span>e2guardian/lists/exceptionregexpurllist'</text:p>
      <text:p text:style-name="P19">are replaced <text:span text:style-name="T5">in V5 </text:span>with:</text:p>
      <text:p text:style-name="P10">sitelist = 'name=exception,messageno=602,path=/<text:span text:style-name="T22">etc</text:span>/e2guardian/lists/exceptionsitelist'</text:p>
      <text:p text:style-name="P10">urllist = 'name=exception,messageno=603,path=/<text:span text:style-name="T22">etc</text:span>/e2guardian/lists/exceptionurllist'</text:p>
      <text:p text:style-name="P11"><text:span text:style-name="T6">regexpbool</text:span>list = 'name=exception,messageno=60<text:span text:style-name="T6">9</text:span>,path=/etc/e2guardian/lists/exception<text:span text:style-name="T6">regexp</text:span>urllist'</text:p>
      <text:p text:style-name="P20">and this line added to the storyboard logic to map the 'exception' list(s) to the 'exception' action:</text:p>
      <text:p text:style-name="P12">if(urlin, exception) setexception</text:p>
      <text:p text:style-name="P23">Note that the <text:span text:style-name="T22">list </text:span>name 'exception' <text:s/><text:span text:style-name="T4">above does not have any</text:span> special meaning to e2guardian <text:span text:style-name="T22">v5</text:span>, it is just a label for some lists.</text:p>
      <text:p text:style-name="P24">Blanket block indicators in list files are no longer actioned. <text:s/>Blanket block is now implemented with storyboard states 'site<text:span text:style-name="T5">isip</text:span>' and 'true' (e.g. <text:s/>'if(site<text:span text:style-name="T5">isip</text:span>,,<text:span text:style-name="T14">505</text:span>) return setblock' <text:s/><text:span text:style-name="T5">will display message number 505 - 'Access to sites by IP address is not allowed' in the block page</text:span>). <text:s text:c="3"/></text:p>
      <text:p text:style-name="P26"/>
      <text:p text:style-name="P26"><text:soft-page-break/></text:p>
      <text:p text:style-name="P26">Categories are still defined within lists as before <text:span text:style-name="T2">with the following syntax:-</text:span></text:p>
      <text:p text:style-name="P28">#listcategory: “CATEGORY”</text:p>
      <text:p text:style-name="P25">Time based lists are also honoured, although this method is depreciated and <text:span text:style-name="T23">may</text:span> be replaced by a more auditable method in a future version.</text:p>
      <text:h text:style-name="P32" text:outline-level="3"/>
      <text:h text:style-name="P34" text:outline-level="3"><text:bookmark-start text:name="__RefHeading___Toc1468_1358257363"/>List Definition<text:bookmark-end text:name="__RefHeading___Toc1468_1358257363"/></text:h>
      <text:p text:style-name="P27">List definition has the following format:</text:p>
      <text:p text:style-name="P13">listtype<text:span text:style-name="T7"> = 'name=</text:span>list_name<text:span text:style-name="T7">, [messageno=</text:span>nnn,<text:span text:style-name="T7">] [logmessageno=</text:span><text:span text:style-name="T17">lll</text:span>,<text:span text:style-name="T7">] </text:span><text:span text:style-name="T15">[anonlog=true,] [sitewild=false,] </text:span><text:span text:style-name="T7">path=</text:span>path_to_list_file<text:span text:style-name="T7">'</text:span></text:p>
      <text:p text:style-name="P21">where:</text:p>
      <text:p text:style-name="P14">listtype <text:span text:style-name="T8">is one of the types in </text:span><text:span text:style-name="T10">T</text:span><text:span text:style-name="T8">able 1.</text:span></text:p>
      <text:p text:style-name="P15">list_name<text:span text:style-name="T7"> is a label made up of alphanumeric, '_' </text:span><text:span text:style-name="T12">and</text:span><text:span text:style-name="T7"> '-' (no spaces</text:span><text:span text:style-name="T11">). <text:s/>The same </text:span><text:span text:style-name="T19">list_name </text:span><text:span text:style-name="T11">can (and should) be used for multiple listtypes, </text:span><text:span text:style-name="T16">as this enables a single storyboard function to check multiple listtypes. <text:s/>For example the urlin storyboard state condition will search sitelist, ipsitelist, urllist, and regexpboollist listtypes. Note that</text:span><text:span text:style-name="T11"> </text:span><text:span text:style-name="T19">list_name</text:span><text:span text:style-name="T11"> must be unique within each listtype. <text:s/></text:span><text:span text:style-name="T16">Where a list_name/listtype combination is duplicated all but the last one read will be ignored. <text:s text:c="2"/></text:span><text:span text:style-name="T11">Which listtypes of a </text:span><text:span text:style-name="T19">list_name</text:span><text:span text:style-name="T11"> that are used and the order they are used in a storyboard condition is determined by the storyboard state condition </text:span><text:span text:style-name="T13">used</text:span><text:span text:style-name="T11">.</text:span></text:p>
      <text:p text:style-name="P15">nnn<text:span text:style-name="T7"> is a message number for block message displayed to user and status number entered into log (types 5 &amp; 6) – default is 0.</text:span></text:p>
      <text:p text:style-name="P15">lll<text:span text:style-name="T7"> is the message number for log message – default is </text:span><text:span text:style-name="T9">messageno</text:span></text:p>
      <text:p text:style-name="P16"><text:span text:style-name="T9">a</text:span><text:span text:style-name="T7">nonlog=true anonymises log entries where this list is matched (Default is false)</text:span></text:p>
      <text:p text:style-name="P18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p>
      <text:p text:style-name="P17">path_to_list_file <text:span text:style-name="T7">is fully qualified path to list file.</text:span></text:p>
      <text:h text:style-name="P33" text:outline-level="3"><text:bookmark-start text:name="__RefHeading___Toc1470_1358257363"/><text:soft-page-break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, <text:span text:style-name="T3">urlin</text:span>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>
          <table:table-cell table:style-name="Table1.A2" office:value-type="string">
            <text:p text:style-name="P37">ipmaplist</text:p>
          </table:table-cell>
          <table:table-cell table:style-name="Table1.A2" office:value-type="string">
            <text:p text:style-name="P37">Map of IP and IP ranges to data (normally filter group) </text:p>
          </table:table-cell>
          <table:table-cell table:style-name="Table1.C2" office:value-type="string">
            <text:p text:style-name="P37">user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18">embeddedin, refererin</text:span></text:p>
          </table:table-cell>
        </table:table-row>
        <table:table-row>
          <table:table-cell table:style-name="Table1.A2" office:value-type="string">
            <text:p text:style-name="P37">maplist</text:p>
          </table:table-cell>
          <table:table-cell table:style-name="Table1.A2" office:value-type="string">
            <text:p text:style-name="P37">Map of key to data (e.g. user → filter group)</text:p>
          </table:table-cell>
          <table:table-cell table:style-name="Table1.C2" office:value-type="string">
            <text:p text:style-name="P37">userin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18">embeddedin, refererin, head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20">s</text:span> which modify target</text:p>
          </table:table-cell>
          <table:table-cell table:style-name="Table1.C2" office:value-type="string">
            <text:p text:style-name="P5">fullurlin, <text:span text:style-name="T5">headerin</text:span>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18">embeddedin, refererin, clientin</text:span></text:p>
          </table:table-cell>
        </table:table-row>
        <table:table-row>
          <table:table-cell table:style-name="Table1.A2" office:value-type="string">
            <text:p text:style-name="P6">timelist</text:p>
          </table:table-cell>
          <table:table-cell table:style-name="Table1.A2" office:value-type="string">
            <text:p text:style-name="P6">List of time bands</text:p>
          </table:table-cell>
          <table:table-cell table:style-name="Table1.C2" office:value-type="string">
            <text:p text:style-name="P6">timein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18">embeddedin, refererin</text:span></text:p>
          </table:table-cell>
        </table:table-row>
      </table:table>
      <text:p text:style-name="P29"/>
      <text:p text:style-name="P29">See configs/e2guardian.conf and configs/e2guardianf1.conf for example entries.</text:p>
      <text:p text:style-name="P22">Philip Pearce <text:span text:style-name="T21"><text:s/></text:span><text:s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24409d"/>
    </style:style>
    <style:style style:name="MT2" style:family="text">
      <style:text-properties officeooo:rsid="0024668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</text:span> – List Definition <text:tab/><text:span text:style-name="MT2">5 September 2019</text:span><text:tab/>page <text:page-number text:select-page="current">3</text:page-number><text:s/>of 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9-09-05T14:50:17.956370000</dc:date>
    <dc:creator>Philip Pearce</dc:creator>
    <meta:editing-duration>PT2H21M57S</meta:editing-duration>
    <meta:editing-cycles>10</meta:editing-cycles>
    <meta:generator>LibreOffice/5.4.6.2$MacOSX_X86_64 LibreOffice_project/4014ce260a04f1026ba855d3b8d91541c224eab8</meta:generator>
    <meta:document-statistic meta:table-count="1" meta:image-count="0" meta:object-count="0" meta:page-count="5" meta:paragraph-count="78" meta:word-count="610" meta:character-count="4266" meta:non-whitespace-character-count="3702"/>
  </office:meta>
</office:document-meta>
</file>